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bleUtils.toByte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ableUtils.toObject( byte [ ] arr , final ClassLoader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ableUtils.cloneSerializable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ializableUtils.resolveClass( ObjectStreamClass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ableUtils.toObject( InputStream binaryStream , final ClassLoader c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